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efAI.IN: Generating Indian Recipes with AI</text:p>
      <text:p text:style-name="Text_20_body"/>
      <text:h text:style-name="P2" text:outline-level="1">Abstract</text:h>
      <text:p text:style-name="Text_20_body"/>
      <text:p text:style-name="P1">The purpose of the study is to explore theapplications of AI / ML in the field of culinary, especially newrecipe generation from the existing ones. The paper presents athorough background study in the AI/ML field of culinary andthe existing applications in the recipe generation domain.Authors came across various recipe recommendations, cocktailgenerators, and cuisine-specific recommendations. However,none focused on Indian Recipe Generation, which could be anew field to explore. Therefore, the authors attempt to employa working model that generates unique, non-existing cuisine-centric recipes for users to eat with a specific focus on IndianCuisine. Using the Autochef algorithm [1], authors generated aseries of generations of recipes supported by mutation andsimilarity. The process included dataset cleaning,preprocessing, and developing a generalized structure forrecipes that can be fitted to a model. Finally, the authors trainthe model to generate Indian Recipes with the dynamics ofartificial intelligence and the acceptance of AI-generated newrecipes found among the Indian Diaspora.</text:p>
      <text:p text:style-name="P1"/>
      <text:p text:style-name="P1">GROUP MEMBERS : <text:s text:c="76"/>GUIDE :</text:p>
      <text:p text:style-name="P1">Ganesh Adimalupu <text:s text:c="81"/>Mrs. Bindhya P S</text:p>
      <text:p text:style-name="P1">Darshan Kumar <text:s text:c="87"/>Asst. Professor</text:p>
      <text:p text:style-name="P1">Navafa Noushad</text:p>
      <text:p text:style-name="P1">Joel Bles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0T11:55:06.915340242</meta:creation-date>
    <dc:date>2024-09-10T12:20:10.659451247</dc:date>
    <meta:editing-duration>PT3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76" meta:character-count="1506" meta:non-whitespace-character-count="1094"/>
  </office:meta>
</office:document-meta>
</file>